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00000002DFBD2E804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6.469cm" svg:height="18.999cm" svg:x="1.679cm" svg:y="1.038cm">
          <draw:image xlink:href="Pictures/1000020100000400000002DFBD2E804B.png" xlink:type="simple" xlink:show="embed" xlink:actuate="onLoad">
            <text:p/>
          </draw:image>
        </draw:frame>
        <draw:custom-shape draw:style-name="gr2" draw:text-style-name="P2" draw:layer="layout" svg:width="0.87cm" svg:height="0.824cm" svg:x="0.13cm" svg:y="2.176cm">
          <text:p text:style-name="P1"><text:span text:style-name="T1">1</text:span></text:p>
          <draw:enhanced-geometry svg:viewBox="0 0 21600 21600" draw:mirror-horizontal="true" draw:mirror-vertical="false" draw:type="line-callout-2" draw:modifiers="-179594.948335247 7566.54545454545 -7836.50975889782 15237.8181818182 -6174.97129735936 14504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87cm" svg:height="0.824cm" svg:x="28.63cm" svg:y="4.176cm">
          <text:p text:style-name="P1"><text:span text:style-name="T1">2</text:span></text:p>
          <draw:enhanced-geometry svg:viewBox="0 0 21600 21600" draw:mirror-horizontal="false" draw:type="line-callout-2" draw:modifiers="-166203.444316877 -6650.18181818182 -7912.8 9496.8 -6174.97129735936 14504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87cm" svg:height="0.824cm" svg:x="0.13cm" svg:y="9.5cm">
          <text:p text:style-name="P1"><text:span text:style-name="T1">3</text:span></text:p>
          <draw:enhanced-geometry svg:viewBox="0 0 21600 21600" draw:mirror-horizontal="true" draw:type="line-callout-2" draw:modifiers="-60534.5579793341 31627.6363636364 -7912.8 9496.8 -6174.97129735936 14504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87cm" svg:height="0.824cm" svg:x="28.63cm" svg:y="10cm">
          <text:p text:style-name="P1"><text:span text:style-name="T1">4</text:span></text:p>
          <draw:enhanced-geometry svg:viewBox="0 0 21600 21600" draw:mirror-horizontal="false" draw:type="line-callout-2" draw:modifiers="-166203.444316877 -6650.18181818182 -7912.8 9496.8 -6174.97129735936 14504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87cm" svg:height="0.824cm" svg:x="0.13cm" svg:y="19cm">
          <text:p text:style-name="P1"><text:span text:style-name="T1">5</text:span></text:p>
          <draw:enhanced-geometry svg:viewBox="0 0 21600 21600" draw:mirror-horizontal="true" draw:type="line-callout-2" draw:modifiers="-31023.6509758898 16494.5454545455 -7912.8 9496.8 -6174.97129735936 14504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0.87cm" svg:height="0.824cm" svg:x="28.63cm" svg:y="16cm">
          <text:p text:style-name="P1"><text:span text:style-name="T1">6</text:span></text:p>
          <draw:enhanced-geometry svg:viewBox="0 0 21600 21600" draw:mirror-horizontal="false" draw:type="line-callout-2" draw:modifiers="-166203.444316877 -6650.18181818182 -7912.8 9496.8 -6174.97129735936 14504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1T10:04:10</meta:creation-date>
    <dc:date>2012-09-11T10:25:03</dc:date>
    <meta:editing-duration>PT5M43S</meta:editing-duration>
    <meta:editing-cycles>1</meta:editing-cycles>
    <meta:document-statistic meta:object-count="7"/>
    <meta:generator>LibreOffice/3.5$Linux_X86_64 LibreOffice_project/350m1$Build-3</meta:generator>
  </office:meta>
</office:document-meta>
</file>